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8.87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2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9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10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11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12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13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19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14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22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16" style:family="table-cell" style:parent-style-name="Default" style:data-style-name="N37">
      <style:text-properties fo:font-size="13pt" style:font-size-asian="13pt" style:font-size-complex="13pt"/>
    </style:style>
    <style:style style:name="ce17" style:family="table-cell" style:parent-style-name="Default"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25" style:family="table-cell" style:parent-style-name="Default" style:data-style-name="N0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1018" table:default-cell-style-name="ce17"/>
        <table:table-row table:style-name="ro1">
          <table:table-cell table:style-name="ce7" office:value-type="string" calcext:value-type="string">
            <text:p>!Area</text:p>
          </table:table-cell>
          <table:table-cell table:style-name="ce22" office:value-type="string" calcext:value-type="string">
            <text:p>!Review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Covered</text:p>
          </table:table-cell>
          <table:table-cell table:style-name="ce15" office:value-type="string" calcext:value-type="string">
            <text:p>Task1</text:p>
          </table:table-cell>
          <table:table-cell table:style-name="ce15" office:value-type="string" calcext:value-type="string">
            <text:p>Task2</text:p>
          </table:table-cell>
          <table:table-cell table:style-name="ce15" office:value-type="string" calcext:value-type="string">
            <text:p>Task3</text:p>
          </table:table-cell>
          <table:table-cell table:style-name="ce15" office:value-type="string" calcext:value-type="string">
            <text:p>Task4</text:p>
          </table:table-cell>
          <table:table-cell table:style-name="ce15" office:value-type="string" calcext:value-type="string">
            <text:p>Task 5</text:p>
          </table:table-cell>
          <table:table-cell table:style-name="ce15" table:number-columns-repeated="1015"/>
        </table:table-row>
        <table:table-row table:style-name="ro2">
          <table:table-cell table:style-name="ce2" office:value-type="string" calcext:value-type="string">
            <text:p>Brain Tumors</text:p>
          </table:table-cell>
          <table:table-cell table:style-name="ce16" office:value-type="date" office:date-value="2019-02-21" calcext:value-type="date">
            <text:p>21/02/19</text:p>
          </table:table-cell>
          <table:table-cell/>
          <table:table-cell office:value-type="string" calcext:value-type="string">
            <text:p>classification, meningioma, astrocytoma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lomerulonephritis</text:p>
          </table:table-cell>
          <table:table-cell table:style-name="ce16" office:value-type="date" office:date-value="2019-02-23" calcext:value-type="date">
            <text:p>23/02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Iga</text:p>
          </table:table-cell>
          <table:table-cell office:value-type="string" calcext:value-type="string">
            <text:p>20recapBasic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ncreatitis</text:p>
          </table:table-cell>
          <table:table-cell table:style-name="ce16" office:value-type="date" office:date-value="2019-02-23" calcext:value-type="date">
            <text:p>23/02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generalpts+detail class + treat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linicalNeurology</text:p>
          </table:table-cell>
          <table:table-cell table:style-name="ce16" office:value-type="date" office:date-value="2019-02-24" calcext:value-type="date">
            <text:p>24/02/19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office:value-type="string" calcext:value-type="string">
            <text:p>Review nerves of legs + arm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Cerebellar lesion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eneticDiseases</text:p>
          </table:table-cell>
          <table:table-cell table:style-name="ce16" office:value-type="date" office:date-value="2019-02-24" calcext:value-type="date">
            <text:p>24/02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VHL syndrome</text:p>
          </table:table-cell>
          <table:table-cell office:value-type="string" calcext:value-type="string">
            <text:p>2rVHL + NF1/2</text:p>
          </table:table-cell>
          <table:table-cell office:value-type="string" calcext:value-type="string">
            <text:p>2rA, MEN1/MEN2</text:p>
          </table:table-cell>
          <table:table-cell office:value-type="string" calcext:value-type="string">
            <text:p>Alport syndrom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Vasculitis</text:p>
          </table:table-cell>
          <table:table-cell table:style-name="ce16" office:value-type="date" office:date-value="2019-02-25" calcext:value-type="date">
            <text:p>25/02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HSP</text:p>
          </table:table-cell>
          <table:table-cell office:value-type="string" calcext:value-type="string">
            <text:p>5rHSP</text:p>
          </table:table-cell>
          <table:table-cell office:value-type="string" calcext:value-type="string">
            <text:p>20smallvesselvasc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rrhythmias</text:p>
          </table:table-cell>
          <table:table-cell table:style-name="ce16" office:value-type="date" office:date-value="2019-02-25" calcext:value-type="date">
            <text:p>25/02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trial Fibrillation</text:p>
          </table:table-cell>
          <table:table-cell table:style-name="ce16" office:value-type="date" office:date-value="2019-02-26" calcext:value-type="date">
            <text:p>26/02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Treatment red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ncerSyndromes</text:p>
          </table:table-cell>
          <table:table-cell table:style-name="ce16" office:value-type="date" office:date-value="2019-02-26" calcext:value-type="date">
            <text:p>26/02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Carcinoid syndrome</text:p>
          </table:table-cell>
          <table:table-cell office:value-type="string" calcext:value-type="string">
            <text:p>Redo carcinoid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US History</text:p>
          </table:table-cell>
          <table:table-cell table:style-name="ce16" office:value-type="date" office:date-value="2019-02-27" calcext:value-type="date">
            <text:p>27/02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Mathematics</text:p>
          </table:table-cell>
          <table:table-cell table:style-name="ce16" office:value-type="date" office:date-value="2019-02-27" calcext:value-type="date">
            <text:p>27/02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Piano</text:p>
          </table:table-cell>
          <table:table-cell table:style-name="ce16" office:value-type="date" office:date-value="2019-02-28" calcext:value-type="date">
            <text:p>28/02/19</text:p>
          </table:table-cell>
          <table:table-cell table:style-name="ce25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continue practising Hokey Pokey</text:p>
          </table:table-cell>
          <table:table-cell office:value-type="string" calcext:value-type="string">
            <text:p>All scales with both hands at same time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Machine Learning</text:p>
          </table:table-cell>
          <table:table-cell table:style-name="ce16" office:value-type="date" office:date-value="2019-02-28" calcext:value-type="date">
            <text:p>28/02/19</text:p>
          </table:table-cell>
          <table:table-cell table:style-name="ce25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Self-help programming</text:p>
          </table:table-cell>
          <table:table-cell table:style-name="ce16" office:value-type="date" office:date-value="2019-03-01" calcext:value-type="date">
            <text:p>01/03/19</text:p>
          </table:table-cell>
          <table:table-cell table:style-name="ce25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Stock Trading</text:p>
          </table:table-cell>
          <table:table-cell table:style-name="ce16" office:value-type="date" office:date-value="2019-03-01" calcext:value-type="date">
            <text:p>01/03/19</text:p>
          </table:table-cell>
          <table:table-cell table:style-name="ce25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Statistics</text:p>
          </table:table-cell>
          <table:table-cell table:style-name="ce16" office:value-type="date" office:date-value="2019-03-02" calcext:value-type="date">
            <text:p>02/03/19</text:p>
          </table:table-cell>
          <table:table-cell table:style-name="ce25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GBR History</text:p>
          </table:table-cell>
          <table:table-cell table:style-name="ce16" office:value-type="date" office:date-value="2019-03-02" calcext:value-type="date">
            <text:p>02/03/19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Networking</text:p>
          </table:table-cell>
          <table:table-cell table:style-name="ce16" office:value-type="date" office:date-value="2019-03-03" calcext:value-type="date">
            <text:p>03/03/19</text:p>
          </table:table-cell>
          <table:table-cell table:style-name="ce25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French History</text:p>
          </table:table-cell>
          <table:table-cell table:style-name="ce16" office:value-type="date" office:date-value="2019-03-03" calcext:value-type="date">
            <text:p>03/03/19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 style:data-style-name="N2" text:time-value="17:42:40.345072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1-19T17:45:48.795162978</dc:date>
    <meta:editing-duration>P1DT2H51M26S</meta:editing-duration>
    <meta:editing-cycles>56</meta:editing-cycles>
    <meta:generator>LibreOffice/6.0.3.2$Linux_X86_64 LibreOffice_project/00m0$Build-2</meta:generator>
    <meta:document-statistic meta:table-count="1" meta:cell-count="109" meta:object-count="0"/>
  </office:meta>
</office:document-meta>
</file>